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3.492cm" svg:height="1.27cm" svg:x="6.08cm" svg:y="7.985cm">
          <text:p text:style-name="P1">Configuration<text:line-break/>Pars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id="id3" draw:layer="layout" svg:width="3.493cm" svg:height="1.27cm" svg:x="6.081cm" svg:y="13.065cm">
          <draw:glue-point draw:id="10" svg:x="5.001cm" svg:y="-5cm"/>
          <text:p text:style-name="P1">Properties<text:line-break/>Filt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id="id1" draw:layer="layout" svg:width="3.492cm" svg:height="1.27cm" svg:x="6.081cm" svg:y="2.905cm">
          <draw:glue-point draw:id="10" svg:x="4.089cm" svg:y="5cm"/>
          <text:p text:style-name="P1">Contex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" draw:text-style-name="P2" draw:layer="layout" svg:x1="7.827cm" svg:y1="4.175cm" svg:x2="7.826cm" svg:y2="7.985cm" draw:start-shape="id1" draw:start-glue-point="2" draw:end-shape="id2" svg:d="m7827 4175v1905h-1v1905">
          <text:p/>
        </draw:connector>
        <draw:connector draw:style-name="gr2" draw:text-style-name="P2" draw:layer="layout" svg:x1="7.826cm" svg:y1="9.255cm" svg:x2="7.827cm" svg:y2="13.065cm" draw:start-shape="id2" draw:end-shape="id3" svg:d="m7826 9255v1905h1v1905">
          <text:p/>
        </draw:connector>
        <draw:line draw:style-name="gr3" draw:text-style-name="P2" draw:layer="layout" svg:x1="8.303cm" svg:y1="13.065cm" svg:x2="8.303cm" svg:y2="9.573cm">
          <text:p text:style-name="P1"/>
          <text:p text:style-name="P1">parse: XML</text:p>
        </draw:line>
        <draw:line draw:style-name="gr3" draw:text-style-name="P2" draw:layer="layout" svg:x1="8.303cm" svg:y1="7.985cm" svg:x2="8.303cm" svg:y2="4.492cm">
          <text:p text:style-name="P1"/>
          <text:p text:style-name="P1"/>
          <text:p text:style-name="P1">add: definitions</text:p>
          <text:p text:style-name="P1"/>
        </draw:line>
        <draw:custom-shape draw:style-name="gr1" draw:text-style-name="P2" draw:id="id4" draw:layer="layout" svg:width="3.492cm" svg:height="1.27cm" svg:x="13.066cm" svg:y="7.985cm">
          <draw:glue-point draw:id="10" svg:x="-5cm" svg:y="5cm"/>
          <draw:glue-point draw:id="11" svg:x="-5cm" svg:y="-2.503cm"/>
          <text:p text:style-name="P1">Bootstra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id="id5" draw:layer="layout" svg:width="3.492cm" svg:height="1.27cm" svg:x="13.066cm" svg:y="13.065cm">
          <text:p text:style-name="P1">Properties<text:line-break/>Pars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" draw:text-style-name="P2" draw:layer="layout" svg:x1="14.812cm" svg:y1="9.255cm" svg:x2="14.812cm" svg:y2="13.065cm" draw:start-shape="id4" draw:end-shape="id5" draw:end-glue-point="0" svg:d="m14812 9255v3810">
          <text:p/>
        </draw:connector>
        <draw:connector draw:style-name="gr2" draw:text-style-name="P2" draw:layer="layout" draw:type="line" svg:x1="13.066cm" svg:y1="9.255cm" svg:x2="9.573cm" svg:y2="13.065cm" draw:start-shape="id4" draw:start-glue-point="10" draw:end-shape="id3" draw:end-glue-point="10" svg:d="m13066 9255-3493 3810">
          <text:p/>
        </draw:connector>
        <draw:line draw:style-name="gr4" draw:text-style-name="P2" draw:layer="layout" svg:x1="9.89cm" svg:y1="13.382cm" svg:x2="13.7cm" svg:y2="9.255cm">
          <text:p text:style-name="P1"/>
          <text:p text:style-name="P1">filter: xml</text:p>
        </draw:line>
        <draw:line draw:style-name="gr4" draw:text-style-name="P2" draw:layer="layout" svg:x1="15.288cm" svg:y1="12.747cm" svg:x2="15.288cm" svg:y2="9.255cm">
          <text:p text:style-name="P1"/>
          <text:p text:style-name="P1">parse: properties</text:p>
        </draw:line>
        <draw:custom-shape draw:style-name="gr1" draw:text-style-name="P2" draw:id="id6" draw:layer="layout" svg:width="3.492cm" svg:height="1.27cm" svg:x="13.065cm" svg:y="2.905cm">
          <text:p text:style-name="P1">HTTP Clien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" draw:text-style-name="P2" draw:layer="layout" draw:type="line" svg:x1="14.811cm" svg:y1="4.175cm" svg:x2="14.812cm" svg:y2="7.985cm" draw:start-shape="id6" draw:start-glue-point="2" draw:end-shape="id4" svg:d="m14811 4175 1 3810">
          <text:p/>
        </draw:connector>
        <draw:line draw:style-name="gr3" draw:text-style-name="P2" draw:layer="layout" svg:x1="15.288cm" svg:y1="7.985cm" svg:x2="15.288cm" svg:y2="4.492cm">
          <text:p text:style-name="P1"/>
          <text:p text:style-name="P1"/>
          <text:p text:style-name="P1">GET: properties<text:line-break/>GET: configuration</text:p>
        </draw:line>
        <draw:connector draw:style-name="gr2" draw:text-style-name="P2" draw:layer="layout" draw:type="line" svg:x1="9.574cm" svg:y1="13.7cm" svg:x2="13.066cm" svg:y2="13.7cm" draw:start-shape="id3" draw:end-shape="id5" svg:d="m9574 13700h3492">
          <text:p/>
        </draw:connector>
        <draw:line draw:style-name="gr3" draw:text-style-name="P2" draw:layer="layout" svg:x1="9.573cm" svg:y1="14.017cm" svg:x2="12.748cm" svg:y2="14.017cm">
          <text:p text:style-name="P1"/>
          <text:p text:style-name="P1">get: property</text:p>
        </draw:line>
        <draw:custom-shape draw:style-name="gr1" draw:text-style-name="P2" draw:id="id7" draw:layer="layout" svg:width="3.492cm" svg:height="1.27cm" svg:x="20.273cm" svg:y="7.985cm">
          <text:p text:style-name="P1">Documen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" draw:text-style-name="P2" draw:layer="layout" draw:type="line" svg:x1="16.558cm" svg:y1="8.62cm" svg:x2="20.273cm" svg:y2="8.62cm" draw:start-shape="id4" draw:end-shape="id7" svg:d="m16558 8620h3715">
          <text:p/>
        </draw:connector>
        <draw:line draw:style-name="gr3" draw:text-style-name="P2" draw:layer="layout" svg:x1="16.557cm" svg:y1="8.937cm" svg:x2="19.732cm" svg:y2="8.937cm">
          <text:p text:style-name="P1"/>
          <text:p text:style-name="P1">find: links</text:p>
        </draw:line>
        <draw:connector draw:style-name="gr2" draw:text-style-name="P2" draw:layer="layout" draw:type="line" svg:x1="9.254cm" svg:y1="4.175cm" svg:x2="13.066cm" svg:y2="8.303cm" draw:start-shape="id1" draw:start-glue-point="10" draw:end-shape="id4" draw:end-glue-point="11" svg:d="m9254 4175 3812 4128">
          <text:p/>
        </draw:connector>
        <draw:line draw:style-name="gr4" draw:text-style-name="P2" draw:layer="layout" svg:x1="9.89cm" svg:y1="4.175cm" svg:x2="13.382cm" svg:y2="7.985cm">
          <text:p text:style-name="P1"/>
          <text:p text:style-name="P1">initialize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540 3176" svg:d="m1270 0v1 0 3175h1270zm-2540 0h1v-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Verdana" style:font-style-name="Normal" style:font-family-generic="swiss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cott S McCoy</meta:initial-creator>
    <meta:creation-date>2009-05-02T21:02:07</meta:creation-date>
    <dc:creator>Scott S McCoy</dc:creator>
    <dc:date>2009-05-03T00:10:38</dc:date>
    <meta:editing-cycles>4</meta:editing-cycles>
    <meta:editing-duration>PT2H41M34S</meta:editing-duration>
    <meta:template xlink:type="simple" xlink:actuate="onRequest" xlink:href="../../../../../.openoffice.org2/user/template/Default.otg" xlink:title="Default" meta:date="2009-05-02T21:02:05"/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